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ationSpec.setOperation( QNam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setMarshaler( Pojo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setDestinationResolver( EndpointResolver destination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setPersistent( Boolean persis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setDestinationUri( String destination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ActivationSpec( Objec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getPersis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getSub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setDestinationEndpoint( String destination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getDestination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createEndpointResolv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ctivationSpec.getDestinat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getServiceChoo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getDestin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getInterfaceChoo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ActivationSpec( String id , Objec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ationSpec.setComponent( Objec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setInterfaceNam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setEndpoint(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setServiceChooser( EndpointChooser serviceChoo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setFailIfNoDestinationEndpoint( boolean failIfNoDestination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setInterfaceChooser( EndpointChooser interfaceChoo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setDestinationInterface( QName destinationInter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setDestinationService( QName destinat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Activation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tivationSpec.getCompon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getDestinati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setComponentName(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isFailIfNoDestination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getDestinationResol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vationSpec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setService( QNam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setSubscriptions( SubscriptionSpec [ ] subscri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getDestination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ationSpec.setDestinationOperation( QName destination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